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WWNum1">
      <style:paragraph-properties fo:margin-left="0.501cm" fo:margin-right="0cm" fo:text-align="start" style:justify-single-word="false" fo:text-indent="-0.501cm" style:auto-text-indent="false" style:writing-mode="lr-tb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8583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8f6c1" style:font-style-asian="normal" style:font-weight-asian="normal" style:font-style-complex="normal" style:font-weight-complex="normal"/>
    </style:style>
    <style:style style:name="T6" style:family="text">
      <style:text-properties officeooo:rsid="00085832"/>
    </style:style>
    <style:style style:name="T7" style:family="text">
      <style:text-properties officeooo:rsid="0008f6c1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." style:num-suffix=")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05"/>Dzierżoniów. dnia <text:span text:style-name="T7">22</text:span>.<text:span text:style-name="T7">11</text:span>.202<text:span text:style-name="T6">3</text:span></text:p>
      <text:p text:style-name="Standard"/>
      <text:p text:style-name="Standard"/>
      <text:p text:style-name="Standard"/>
      <text:p text:style-name="P1">Zamawiający:</text:p>
      <text:p text:style-name="Standard">Stowarzyszenie Przyjaciół Zwierząt „ AZYL”</text:p>
      <text:p text:style-name="Standard">ul. Brzegowa 151</text:p>
      <text:p text:style-name="Standard">58-200 Dzierżoniów</text:p>
      <text:p text:style-name="Standard"/>
      <text:p text:style-name="P1">Odbiorca /płatnik :</text:p>
      <text:p text:style-name="Standard">Stowarzyszenie Przyjaciół Zwierząt „ AZYL”</text:p>
      <text:p text:style-name="Standard">ul. Brzegowa 151</text:p>
      <text:p text:style-name="Standard">58-200 Dzierżoniów</text:p>
      <text:p text:style-name="Standard">Nip 882-14-74-884</text:p>
      <text:p text:style-name="Standard"/>
      <text:p text:style-name="P1">Dodatkowe informacje udziela :</text:p>
      <text:p text:style-name="Standard">Prezes Jerzy Thomalla </text:p>
      <text:p text:style-name="Standard">tel. 74-831-18-00 </text:p>
      <text:p text:style-name="Standard"/>
      <text:p text:style-name="Standard"/>
      <text:p text:style-name="Standard"/>
      <text:p text:style-name="Standard"/>
      <text:p text:style-name="P2"><text:s text:c="9"/><text:span text:style-name="T2"><text:s/>ZAPYTANIE OFERTOWE </text:span></text:p>
      <text:p text:style-name="P5"/>
      <text:list xml:id="list3368634270" text:style-name="WWNum1">
        <text:list-header>
          <text:p text:style-name="P9">Ze względu na to ,że wartość zamówienia publicznego nie przekracza wyrażonej w złotych równowartości kwoty 130.000,00 zł nie stosuje się przepisów ustawy z dnia 11 września 2019r. Prawo zamówień publicznych art. 2 ust. 1 pkt. 1 (Dz. U. z 2022r. poz. 1710 z poźń. zm.).</text:p>
        </text:list-header>
      </text:list>
      <text:p text:style-name="P4"/>
      <text:p text:style-name="P6">Zamawiający zaprasza do złożenia oferty na:</text:p>
      <text:p text:style-name="P6"/>
      <text:p text:style-name="P6"/>
      <text:list xml:id="list3141026250" text:style-name="L1">
        <text:list-item>
          <text:p text:style-name="P10">Wykonanie zabiegów kastracji i sterylizacji ( wolno żyjących ) kotów</text:p>
        </text:list-item>
      </text:list>
      <text:p text:style-name="P4"/>
      <text:list xml:id="list2808483209" text:style-name="L2">
        <text:list-item>
          <text:p text:style-name="P11">Wykonanie zabiegów sterylizacji suczek właścicielskich</text:p>
        </text:list-item>
      </text:list>
      <text:p text:style-name="P4"/>
      <text:list xml:id="list141705864261019" text:continue-numbering="true" text:style-name="L2">
        <text:list-item>
          <text:p text:style-name="P11">Wykonanie zabiegów sterylizacji kotek <text:s/>właścicielskich</text:p>
        </text:list-item>
      </text:list>
      <text:p text:style-name="P4"/>
      <text:p text:style-name="P4"/>
      <text:p text:style-name="P7"><text:s text:c="5"/>1. Opis przedmiotowego zamówienia </text:p>
      <text:p text:style-name="P8"/>
      <text:p text:style-name="P6"><text:s text:c="6"/>a). Przedmiotem zamówienia jest sterylizacja i kastracja kotów wolno żyjących <text:s/>oraz suczek właścicielskich z terenu powiatu Dzierżoniowskiego. </text:p>
      <text:p text:style-name="P6"><text:s text:c="6"/>b) Zwierzęta będą dostarczane przez zamawiającego lub opiekuna po wcześniejszym ustaleniu terminu zabiegu .</text:p>
      <text:list xml:id="list3056138160" text:style-name="L3">
        <text:list-item>
          <text:p text:style-name="P12">Każde zwierze będzie posiadało odrębne pisemne skierowanie wystawione przez zamawiającego wraz z poświadczeniem <text:s/>wykonania zabiegu które będzie dołączane <text:s/>do faktury za usługi (poświadczenia dokonuje lekarz weterynarii oraz osoba która dostarczyła zwierze na zabieg) .</text:p>
        </text:list-item>
      </text:list>
      <text:p text:style-name="P7"/>
      <text:p text:style-name="P7"/>
      <text:list xml:id="list4240774729" text:style-name="L4">
        <text:list-item>
          <text:p text:style-name="P13">Miejsce i termin składania oferty</text:p>
        </text:list-item>
      </text:list>
      <text:p text:style-name="P3"><text:span text:style-name="T1"><text:s text:c="2"/></text:span><text:span text:style-name="T3">W formie pisemnej w zamkniętych kopercie z opisem „ </text:span><text:span text:style-name="T1">Oferta ,wykonanie zabiegów sterylizacji </text:span><text:soft-page-break/><text:span text:style-name="T1">i kastracji</text:span><text:span text:style-name="T3"> <text:s/>w siedzibie Stowarzyszenia ( Schronisko AZYL” ) ul. Brzegowa 151 do dnia </text:span><text:span text:style-name="T5">07</text:span><text:span text:style-name="T3">.</text:span><text:span text:style-name="T5">12</text:span><text:span text:style-name="T3">.202</text:span><text:span text:style-name="T4">3</text:span><text:span text:style-name="T3"> <text:s/>do godz 15.00 lub na adres korespondencyjny zamawiającego </text:span></text:p>
      <text:p text:style-name="P4">Oferty dostarczone po terminie nie będą rozpatrywane.</text:p>
      <text:p text:style-name="P4"/>
      <text:p text:style-name="P4"/>
      <text:p text:style-name="P4"/>
      <text:p text:style-name="P4"/>
      <text:list xml:id="list541535555" text:style-name="L5">
        <text:list-item>
          <text:p text:style-name="P16"><text:span text:style-name="T1">Termin wykonania zamówienia :</text:span><text:span text:style-name="T3"> od dnia popisania umowy lecz nie wcześniej niż od </text:span><text:span text:style-name="T5">01</text:span><text:span text:style-name="T3">.01.202</text:span><text:span text:style-name="T5">4</text:span><text:span text:style-name="T3"> do 31.12.202</text:span><text:span text:style-name="T5">4</text:span></text:p>
        </text:list-item>
      </text:list>
      <text:p text:style-name="P6"/>
      <text:list xml:id="list535942394" text:style-name="L6">
        <text:list-item>
          <text:p text:style-name="P14">Opis sposobu przygotowania oferty:</text:p>
        </text:list-item>
      </text:list>
      <text:p text:style-name="P7"/>
      <text:p text:style-name="P6"/>
      <text:p text:style-name="P6"><text:s text:c="3"/>Ofertę należy składać na otrzymanych drukach </text:p>
      <text:p text:style-name="P6"/>
      <text:p text:style-name="P6"/>
      <text:p text:style-name="P3"><text:span text:style-name="T3"><text:s text:c="4"/></text:span><text:span text:style-name="T1"><text:s text:c="2"/>5. <text:s/>Opis kryteriów oceny .</text:span></text:p>
      <text:p text:style-name="P7"><text:s text:c="3"/></text:p>
      <text:p text:style-name="P7"/>
      <text:p text:style-name="P3"><text:span text:style-name="T1"><text:s text:c="11"/></text:span><text:span text:style-name="T3">Najniższa cenna </text:span></text:p>
      <text:p text:style-name="P6"/>
      <text:p text:style-name="P6"/>
      <text:p text:style-name="P6"/>
      <text:list xml:id="list1836239902" text:style-name="L7">
        <text:list-item>
          <text:p text:style-name="P15">Dodatkowe informacje :</text:p>
        </text:list-item>
      </text:list>
      <text:p text:style-name="P7"/>
      <text:p text:style-name="P6"><text:s text:c="6"/>Zamawiający odrzuca ofertę jeśli:</text:p>
      <text:p text:style-name="P6"/>
      <text:p text:style-name="P6"><text:s text:c="2"/>-zostanie dostarczona po terminie .</text:p>
      <text:p text:style-name="P6"><text:s text:c="2"/>- zawiera braki uniemożliwiające dokonanie oceny jej treści .</text:p>
      <text:p text:style-name="P6"><text:s text:c="2"/>-jeśli wybrany wykonawca uchyla się od zawarcia umowy , najkorzystniejsza oferta może zostać <text:s/>wybrana spośród ofert pozostałych 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71"/>Zatwierdził </text:p>
      <text:p text:style-name="P6"/>
      <text:p text:style-name="P6"/>
      <text:p text:style-name="P6"><text:s text:c="58"/>…..................................................</text:p>
      <text:p text:style-name="P6"/>
      <text:p text:style-name="P6"/>
      <text:p text:style-name="P6"/>
      <text:p text:style-name="P7">załączniki :</text:p>
      <text:p text:style-name="P6">- Zał .1. <text:s/>zapytanie ofertowe</text:p>
      <text:p text:style-name="P6">- Zał .2. druk oferty</text:p>
      <text:p text:style-name="P6">- Zał .3. projekt umowy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l" fo:country="PL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08:50:17.26</meta:creation-date>
    <meta:print-date>2023-11-16T14:16:55.155000000</meta:print-date>
    <dc:date>2023-11-16T14:17:04.014000000</dc:date>
    <meta:editing-duration>PT13M40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43" meta:word-count="327" meta:character-count="2656" meta:non-whitespace-character-count="2062"/>
  </office:meta>
</office:document-meta>
</file>